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 EasyCASE V6.5 14.06.1999 18:36:59 */</text:p>
      <text:p text:style-name="P1">/* try.c */</text:p>
      <text:p text:style-name="P1">#include "nqueensh.h"</text:p>
      <text:p text:style-name="P1"/>
      <text:p text:style-name="P1">// * Funktion</text:p>
      <text:p text:style-name="P1">// * Funktionsname: MP_try</text:p>
      <text:p text:style-name="P1">// * Gueltigkeitsbereich: modulglobal (static)</text:p>
      <text:p text:style-name="P1">// * Beschreibung: Eigentliche Suchfunktion fuer das N-Damen-Problem,</text:p>
      <text:p text:style-name="P1">// ruft sich rekursiv auf</text:p>
      <text:p text:style-name="P1">// * Autor: Rolf Hemmerling</text:p>
      <text:p text:style-name="P1">// * Version: 1.00</text:p>
      <text:p text:style-name="P1">// * Last Update: 08.06.1999</text:p>
      <text:p text:style-name="P1">// * Eingabe-Parameter: aktuell bearbeitete Zeile</text:p>
      <text:p text:style-name="P1">// * Ausgabe-Parameter %</text:p>
      <text:p text:style-name="P1">// * Rueckgabe-Parameter: %</text:p>
      <text:p text:style-name="P1">// * Liste benutzer modulgobaler (static) Variablen:</text:p>
      <text:p text:style-name="P1">// * MV_spalte, MV_li_diag, MV_re_diag, MV_schachbrett</text:p>
      <text:p text:style-name="P1">// * Liste benutzter globaler (external Variablen: %</text:p>
      <text:p text:style-name="P1">//</text:p>
      <text:p text:style-name="P1">void MP_try (int VV_zeile /* aktuell bearbeitete Zeile */ )</text:p>
      <text:p text:style-name="P1"><text:s text:c="3"/>{</text:p>
      <text:p text:style-name="P1"><text:s text:c="3"/></text:p>
      <text:p text:style-name="P1"><text:s text:c="3"/>// Laufvariable</text:p>
      <text:p text:style-name="P1"><text:s text:c="3"/>int PV_spalte = 1;</text:p>
      <text:p text:style-name="P1"/>
      <text:p text:style-name="P1"><text:s text:c="3"/>// Schleife ueber alle Spalten</text:p>
      <text:p text:style-name="P1"><text:s text:c="3"/>do</text:p>
      <text:p text:style-name="P1"><text:s text:c="6"/>{</text:p>
      <text:p text:style-name="P1"><text:s text:c="6"/>// Abfrage ob "sicherer" Platz fuer Dame</text:p>
      <text:p text:style-name="P1"><text:s text:c="6"/>if (MP_check (VV_zeile, PV_spalte,</text:p>
      <text:p text:style-name="P1"><text:s text:c="28"/>MV_spalte,</text:p>
      <text:p text:style-name="P1"><text:s text:c="28"/>MV_li_diag,</text:p>
      <text:p text:style-name="P1"><text:s text:c="28"/>MV_re_diag))</text:p>
      <text:p text:style-name="P1"><text:s text:c="9"/>{</text:p>
      <text:p text:style-name="P1"><text:s text:c="9"/>// Dame setzten</text:p>
      <text:p text:style-name="P1"><text:s text:c="9"/>MV_schachbrett[VV_zeile - OFFSET_SCHACHBRETT]</text:p>
      <text:p text:style-name="P1"><text:s text:c="35"/>[PV_spalte - OFFSET_SCHACHBRETT] = TRUE;</text:p>
      <text:p text:style-name="P1"><text:s text:c="9"/>// Vektoren aktualisieren: Die gesetzte Dame "blockiert" eine</text:p>
      <text:p text:style-name="P1"><text:s text:c="9"/>// Spalte, eine linke und rechte Diagonale </text:p>
      <text:p text:style-name="P1"><text:s text:c="9"/>MV_spalte[PV_spalte - OFFSET_SPALTE] = FALSE;</text:p>
      <text:p text:style-name="P1"><text:s text:c="9"/>MV_li_diag[VV_zeile + PV_spalte - OFFSET_LI_DIAG] = FALSE;</text:p>
      <text:p text:style-name="P1"><text:s text:c="9"/>MV_re_diag[VV_zeile - PV_spalte - OFFSET_RE_DIAG] = FALSE;</text:p>
      <text:p text:style-name="P1"><text:s text:c="9"/>// Wenn noch nicht alle Zeilen durchprobiert sind, dann</text:p>
      <text:p text:style-name="P1"><text:s text:c="9"/>// rekursiver Funktionsaufruf, sonst Ausgabe</text:p>
      <text:p text:style-name="P1"><text:s text:c="9"/>if (VV_zeile &lt; SIZE_BOARD)</text:p>
      <text:p text:style-name="P1"><text:s text:c="12"/>{</text:p>
      <text:p text:style-name="P1"><text:soft-page-break/><text:s text:c="12"/>// rekursiver Funktionsaufruf </text:p>
      <text:p text:style-name="P1"><text:s text:c="12"/>// fuer naechste Zeile</text:p>
      <text:p text:style-name="P1"><text:s text:c="12"/>MP_try(VV_zeile + 1);</text:p>
      <text:p text:style-name="P1"><text:s text:c="12"/>}</text:p>
      <text:p text:style-name="P1"><text:s text:c="9"/>else</text:p>
      <text:p text:style-name="P1"><text:s text:c="12"/>{</text:p>
      <text:p text:style-name="P1"><text:s text:c="12"/></text:p>
      <text:p text:style-name="P1"><text:s text:c="12"/>// Ergebnisausgabe</text:p>
      <text:p text:style-name="P1"><text:s text:c="12"/>MP_print();</text:p>
      <text:p text:style-name="P1"/>
      <text:p text:style-name="P1"><text:s text:c="12"/>}</text:p>
      <text:p text:style-name="P1"><text:s text:c="9"/>// <text:s/>Dame wieder wegnehmen</text:p>
      <text:p text:style-name="P1"><text:s text:c="9"/>MV_schachbrett[VV_zeile - OFFSET_SCHACHBRETT]</text:p>
      <text:p text:style-name="P1"><text:s text:c="35"/>[PV_spalte - OFFSET_SCHACHBRETT] = FALSE;</text:p>
      <text:p text:style-name="P1"><text:s text:c="9"/>// <text:s/>Vektoren aktualisieren: Die weggenommene Dame "blockiert"</text:p>
      <text:p text:style-name="P1"><text:s text:c="9"/>// die Spalte, rechte und linke Diagonale nicht mehr</text:p>
      <text:p text:style-name="P1"><text:s text:c="9"/>MV_spalte[PV_spalte - OFFSET_SPALTE] = TRUE;</text:p>
      <text:p text:style-name="P1"><text:s text:c="9"/>MV_li_diag[VV_zeile + PV_spalte - OFFSET_LI_DIAG] = TRUE;</text:p>
      <text:p text:style-name="P1"><text:s text:c="9"/>MV_re_diag[VV_zeile - PV_spalte - OFFSET_RE_DIAG] = TRUE;</text:p>
      <text:p text:style-name="P1"><text:s text:c="9"/>}</text:p>
      <text:p text:style-name="P1"><text:s text:c="6"/>else</text:p>
      <text:p text:style-name="P1"><text:s text:c="9"/>{</text:p>
      <text:p text:style-name="P1"><text:s text:c="9"/>// Wenn</text:p>
      <text:p text:style-name="P1"><text:s text:c="9"/>// Platz </text:p>
      <text:p text:style-name="P1"><text:s text:c="9"/>// "unsicher",</text:p>
      <text:p text:style-name="P1"><text:s text:c="9"/>// einfach</text:p>
      <text:p text:style-name="P1"><text:s text:c="9"/>// nix tun </text:p>
      <text:p text:style-name="P1"><text:s text:c="9"/>// und </text:p>
      <text:p text:style-name="P1"><text:s text:c="9"/>// auf </text:p>
      <text:p text:style-name="P1"><text:s text:c="9"/>// naechste</text:p>
      <text:p text:style-name="P1"><text:s text:c="9"/>// Spalte</text:p>
      <text:p text:style-name="P1"><text:s text:c="9"/>// hoffen !</text:p>
      <text:p text:style-name="P1"><text:s text:c="9"/>}</text:p>
      <text:p text:style-name="P1"><text:s text:c="6"/>// Naechste Spalte anwaehlen</text:p>
      <text:p text:style-name="P1"><text:s text:c="6"/>PV_spalte++;</text:p>
      <text:p text:style-name="P1"><text:s text:c="6"/>}</text:p>
      <text:p text:style-name="P1"><text:s text:c="3"/>while (PV_spalte &lt;= SIZE_BOARD);</text:p>
      <text:p text:style-name="P1"><text:s text:c="3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bsatz-Standardschriftart" style:family="text"/>
    <style:style style:name="Line_20_numbering" style:display-name="Line numbering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/* EasyCASE V6.5 14.06.1999 18:36:59 */</dc:title>
    <meta:initial-creator>root</meta:initial-creator>
    <meta:creation-date>1999-06-14T21:00:00</meta:creation-date>
    <dc:creator>root</dc:creator>
    <dc:date>1999-06-14T21:14:00</dc:date>
    <meta:print-date>1999-06-14T20:13:00</meta:print-date>
    <meta:editing-cycles>2</meta:editing-cycles>
    <meta:editing-duration>PT2M</meta:editing-duration>
    <meta:document-statistic meta:table-count="0" meta:image-count="0" meta:object-count="0" meta:page-count="2" meta:paragraph-count="81" meta:word-count="290" meta:character-count="2604" meta:non-whitespace-character-count="1757"/>
    <meta:generator>LibreOffice/3.6$Windows_x86 LibreOffice_project/e183d5b-f8ccaf6-3804794-95b4be8-895629</meta:generator>
    <meta:user-defined meta:name="Info 1"/>
    <meta:user-defined meta:name="Info 2"/>
    <meta:user-defined meta:name="Info 3"/>
    <meta:user-defined meta:name="Info 4"/>
  </office:meta>
</office:document-meta>
</file>